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fo:font-style="normal" style:text-underline-style="none" fo:font-weight="normal" officeooo:rsid="0007f646" officeooo:paragraph-rsid="0007f646" style:font-size-asian="11.3500003814697pt" style:font-style-asian="normal" style:font-weight-asian="normal" style:font-size-complex="13pt" style:font-style-complex="normal" style:font-weight-complex="normal"/>
    </style:style>
    <style:style style:name="P2" style:family="paragraph" style:parent-style-name="Standard">
      <style:text-properties fo:font-size="13pt" fo:font-style="normal" style:text-underline-style="none" fo:font-weight="normal" officeooo:rsid="000aef62" officeooo:paragraph-rsid="000aef62" style:font-size-asian="11.3500003814697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text-properties fo:font-size="13pt" fo:font-style="normal" style:text-underline-style="none" fo:font-weight="bold" officeooo:rsid="000c7142" officeooo:paragraph-rsid="000c7142" style:font-size-asian="11.3500003814697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italic" style:text-underline-style="none" fo:font-weight="normal" officeooo:rsid="0008894b" officeooo:paragraph-rsid="0008894b" style:font-size-asian="13pt" style:font-style-asian="italic" style:font-weight-asian="normal" style:font-size-complex="13pt" style:font-style-complex="italic" style:font-weight-complex="normal"/>
    </style:style>
    <style:style style:name="P5" style:family="paragraph" style:parent-style-name="Standard">
      <style:text-properties fo:font-size="13pt" fo:font-style="italic" style:text-underline-style="none" fo:font-weight="normal" officeooo:rsid="00090f44" officeooo:paragraph-rsid="00090f44" style:font-size-asian="11.3500003814697pt" style:font-style-asian="italic" style:font-weight-asian="normal" style:font-size-complex="13pt" style:font-style-complex="italic" style:font-weight-complex="normal"/>
    </style:style>
    <style:style style:name="P6" style:family="paragraph" style:parent-style-name="Standard">
      <style:text-properties fo:font-size="13pt" fo:font-style="italic" style:text-underline-style="none" fo:font-weight="normal" officeooo:rsid="000aef62" officeooo:paragraph-rsid="000aef62" style:font-size-asian="11.3500003814697pt" style:font-style-asian="italic" style:font-weight-asian="normal" style:font-size-complex="13pt" style:font-style-complex="italic" style:font-weight-complex="normal"/>
    </style:style>
    <style:style style:name="P7" style:family="paragraph" style:parent-style-name="Standard">
      <style:text-properties fo:font-size="13pt" fo:font-style="italic" style:text-underline-style="none" fo:font-weight="bold" officeooo:rsid="0008894b" officeooo:paragraph-rsid="0008894b" style:font-size-asian="13pt" style:font-style-asian="italic" style:font-weight-asian="bold" style:font-size-complex="13pt" style:font-style-complex="italic" style:font-weight-complex="bold"/>
    </style:style>
    <style:style style:name="P8" style:family="paragraph" style:parent-style-name="Standard">
      <style:text-properties fo:font-size="13pt" fo:font-style="italic" style:text-underline-style="none" fo:font-weight="bold" officeooo:rsid="00090f44" officeooo:paragraph-rsid="00090f44" style:font-size-asian="11.3500003814697pt" style:font-style-asian="italic" style:font-weight-asian="bold" style:font-size-complex="13pt" style:font-style-complex="italic" style:font-weight-complex="bold"/>
    </style:style>
    <style:style style:name="P9" style:family="paragraph" style:parent-style-name="Standard">
      <style:text-properties fo:font-size="13pt" fo:font-style="italic" style:text-underline-style="none" fo:font-weight="bold" officeooo:rsid="000aef62" officeooo:paragraph-rsid="000aef62" style:font-size-asian="11.3500003814697pt" style:font-style-asian="italic" style:font-weight-asian="bold" style:font-size-complex="13pt" style:font-style-complex="italic" style:font-weight-complex="bold"/>
    </style:style>
    <style:style style:name="P10" style:family="paragraph" style:parent-style-name="Standard">
      <style:text-properties fo:font-size="13pt" fo:font-style="italic" style:text-underline-style="none" fo:font-weight="bold" officeooo:rsid="000c7142" officeooo:paragraph-rsid="000c7142" style:font-size-asian="11.3500003814697pt" style:font-style-asian="italic" style:font-weight-asian="bold" style:font-size-complex="13pt" style:font-style-complex="italic" style:font-weight-complex="bold"/>
    </style:style>
    <style:style style:name="P11" style:family="paragraph" style:parent-style-name="Standard">
      <style:text-properties fo:font-size="15pt" fo:font-weight="bold" officeooo:rsid="000625d4" officeooo:paragraph-rsid="000625d4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fo:font-style="italic" style:text-underline-style="none" fo:font-weight="bold" officeooo:rsid="0007f646" officeooo:paragraph-rsid="0007f646" style:font-size-asian="13.1000003814697pt" style:font-style-asian="italic" style:font-weight-asian="bold" style:font-size-complex="15pt" style:font-style-complex="italic" style:font-weight-complex="bold"/>
    </style:style>
    <style:style style:name="P13" style:family="paragraph" style:parent-style-name="Standard">
      <style:text-properties fo:font-size="15pt" fo:font-style="italic" style:text-underline-style="none" fo:font-weight="bold" officeooo:rsid="00090f44" officeooo:paragraph-rsid="00090f44" style:font-size-asian="13.1000003814697pt" style:font-style-asian="italic" style:font-weight-asian="bold" style:font-size-complex="15pt" style:font-style-complex="italic" style:font-weight-complex="bold"/>
    </style:style>
    <style:style style:name="P14" style:family="paragraph" style:parent-style-name="Standard">
      <style:text-properties fo:font-size="15pt" fo:font-style="italic" style:text-underline-style="none" fo:font-weight="bold" officeooo:rsid="000aef62" officeooo:paragraph-rsid="000aef62" style:font-size-asian="15pt" style:font-style-asian="italic" style:font-weight-asian="bold" style:font-size-complex="15pt" style:font-style-complex="italic" style:font-weight-complex="bold"/>
    </style:style>
    <style:style style:name="P15" style:family="paragraph" style:parent-style-name="Standard">
      <style:text-properties fo:font-size="15pt" fo:font-style="italic" style:text-underline-style="none" fo:font-weight="bold" officeooo:rsid="000c7142" officeooo:paragraph-rsid="000c7142" style:font-size-asian="15pt" style:font-style-asian="italic" style:font-weight-asian="bold" style:font-size-complex="15pt" style:font-style-complex="italic" style:font-weight-complex="bold"/>
    </style:style>
    <style:style style:name="P16" style:family="paragraph" style:parent-style-name="Standard">
      <style:text-properties fo:font-size="15pt" fo:font-style="normal" style:text-underline-style="none" fo:font-weight="normal" officeooo:rsid="0008894b" officeooo:paragraph-rsid="0008894b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text-properties fo:font-size="12pt" fo:font-style="italic" style:text-underline-style="solid" style:text-underline-width="auto" style:text-underline-color="font-color" fo:font-weight="bold" officeooo:rsid="000625d4" officeooo:paragraph-rsid="000625d4" style:font-size-asian="10.5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style:text-properties fo:font-size="12pt" fo:font-style="italic" style:text-underline-style="none" fo:font-weight="bold" officeooo:rsid="000625d4" officeooo:paragraph-rsid="000625d4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text-properties fo:font-size="12pt" fo:font-style="italic" style:text-underline-style="none" fo:font-weight="normal" officeooo:rsid="000625d4" officeooo:paragraph-rsid="000625d4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Garbage Collection:</text:p>
      <text:p text:style-name="P17"/>
      <text:p text:style-name="P19">public class testGarbage{</text:p>
      <text:p text:style-name="P19"><text:s text:c="4"/>public void finalize(){</text:p>
      <text:p text:style-name="P19"><text:s text:c="8"/>System.out.println("object is garbage collected");</text:p>
      <text:p text:style-name="P19"><text:s text:c="4"/>}</text:p>
      <text:p text:style-name="P19"><text:s text:c="4"/>public static void main(String[] args){</text:p>
      <text:p text:style-name="P19"><text:s text:c="8"/>testGarbage s1= new testGarbage();</text:p>
      <text:p text:style-name="P19"><text:s text:c="8"/>s1=null;</text:p>
      <text:p text:style-name="P19"><text:s text:c="8"/>System.gc();</text:p>
      <text:p text:style-name="P19"><text:s text:c="4"/>}</text:p>
      <text:p text:style-name="P19">}</text:p>
      <text:p text:style-name="P18">output:</text:p>
      <text:p text:style-name="P18">object is garbage collected</text:p>
      <text:p text:style-name="P18"/>
      <text:p text:style-name="P18">=== Code Execution Successful ===</text:p>
      <text:p text:style-name="P18"/>
      <text:p text:style-name="P12">Method Overriding:</text:p>
      <text:p text:style-name="P1"/>
      <text:p text:style-name="P1">class animal{</text:p>
      <text:p text:style-name="P1"><text:s text:c="4"/>public void display(){</text:p>
      <text:p text:style-name="P1"><text:s text:c="8"/>System.out.println("it is a dog");</text:p>
      <text:p text:style-name="P1"><text:s text:c="4"/>}</text:p>
      <text:p text:style-name="P1">}</text:p>
      <text:p text:style-name="P1"><text:s text:c="4"/>class dog extends animal{</text:p>
      <text:p text:style-name="P1"><text:s text:c="8"/>public void display(){</text:p>
      <text:p text:style-name="P1"><text:s text:c="8"/>System.out.println("it is a golden dog");</text:p>
      <text:p text:style-name="P1"><text:s text:c="4"/>}</text:p>
      <text:p text:style-name="P1"><text:s text:c="4"/>}</text:p>
      <text:p text:style-name="P1"><text:s text:c="4"/></text:p>
      <text:p text:style-name="P1"><text:s/>public class main{</text:p>
      <text:p text:style-name="P1"><text:s text:c="8"/>public static void main(String[] args){</text:p>
      <text:p text:style-name="P1"><text:s text:c="12"/>dog d1=new dog();</text:p>
      <text:p text:style-name="P1"><text:s text:c="12"/>d1.display();</text:p>
      <text:p text:style-name="P1"><text:s text:c="12"/></text:p>
      <text:p text:style-name="P1"><text:s text:c="8"/>}</text:p>
      <text:p text:style-name="P1"><text:s text:c="4"/>}</text:p>
      <text:p text:style-name="P1"><text:s text:c="4"/><text:span text:style-name="T1">output:</text:span></text:p>
      <text:p text:style-name="P1"><text:span text:style-name="T1"><text:s text:c="3"/>it is a golden dog</text:span></text:p>
      <text:p text:style-name="P1"><text:span text:style-name="T1"/></text:p>
      <text:p text:style-name="P1"><text:span text:style-name="T1">=== Code Execution Successful ===</text:span></text:p>
      <text:p text:style-name="P1"><text:span text:style-name="T1"/></text:p>
      <text:p text:style-name="P1">class animal{</text:p>
      <text:p text:style-name="P1"><text:s text:c="4"/>void move(){</text:p>
      <text:p text:style-name="P1"><text:s text:c="8"/>System.out.println("The animal moves");</text:p>
      <text:p text:style-name="P1"><text:s text:c="4"/>}</text:p>
      <text:p text:style-name="P1">}</text:p>
      <text:p text:style-name="P1">class cheetah extends animal{</text:p>
      <text:p text:style-name="P1"><text:s text:c="4"/>void move(){</text:p>
      <text:p text:style-name="P1"><text:soft-page-break/><text:s text:c="8"/>System.out.println("the cheetah runs very fast");</text:p>
      <text:p text:style-name="P1"><text:s text:c="4"/>}</text:p>
      <text:p text:style-name="P1">}</text:p>
      <text:p text:style-name="P1">public class Main{</text:p>
      <text:p text:style-name="P1"><text:s text:c="4"/>public static void main(String[] args){</text:p>
      <text:p text:style-name="P1"><text:s text:c="8"/>cheetah c=new cheetah();</text:p>
      <text:p text:style-name="P1"><text:s text:c="8"/>c.move();</text:p>
      <text:p text:style-name="P1"><text:s text:c="4"/>}</text:p>
      <text:p text:style-name="P1">}</text:p>
      <text:p text:style-name="P2"><text:span text:style-name="T1">output:</text:span></text:p>
      <text:p text:style-name="P2"><text:span text:style-name="T1"><text:s/>the cheetah runs very fast</text:span></text:p>
      <text:p text:style-name="P2"><text:span text:style-name="T1"/></text:p>
      <text:p text:style-name="P2"><text:span text:style-name="T1">=== Code Execution Successful ===</text:span></text:p>
      <text:p text:style-name="P1"/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>Encapsulation :</text:span></text:p>
      <text:p text:style-name="P16"><text:span text:style-name="T1"/></text:p>
      <text:p text:style-name="P4">class Person {</text:p>
      <text:p text:style-name="P4"><text:s text:c="4"/></text:p>
      <text:p text:style-name="P4"><text:s text:c="4"/>private String name;</text:p>
      <text:p text:style-name="P4"><text:s text:c="3"/></text:p>
      <text:p text:style-name="P4"><text:s text:c="4"/>private int age;</text:p>
      <text:p text:style-name="P4"><text:s/></text:p>
      <text:p text:style-name="P4"><text:s text:c="4"/>public String getName() { </text:p>
      <text:p text:style-name="P4"><text:s text:c="8"/>return name; </text:p>
      <text:p text:style-name="P4"><text:s text:c="4"/>}</text:p>
      <text:p text:style-name="P4"><text:s/></text:p>
      <text:p text:style-name="P4"><text:s text:c="4"/>public void setName(String name) { </text:p>
      <text:p text:style-name="P4"><text:s text:c="8"/>this.name = name;</text:p>
      <text:p text:style-name="P4"><text:s text:c="8"/>}</text:p>
      <text:p text:style-name="P4"/>
      <text:p text:style-name="P4"><text:s text:c="4"/>public int getAge() { </text:p>
      <text:p text:style-name="P4"><text:s text:c="8"/>return age; </text:p>
      <text:p text:style-name="P4"><text:s text:c="4"/>}</text:p>
      <text:p text:style-name="P4"><text:s/></text:p>
      <text:p text:style-name="P4"><text:s text:c="4"/>public void setAge(int age) { this.age = age; }</text:p>
      <text:p text:style-name="P4">}</text:p>
      <text:p text:style-name="P4">public class Main {</text:p>
      <text:p text:style-name="P4"/>
      <text:p text:style-name="P4"><text:s text:c="4"/>public static void main(String[] args)</text:p>
      <text:p text:style-name="P4"><text:s text:c="4"/>{</text:p>
      <text:p text:style-name="P4"><text:soft-page-break/><text:s text:c="8"/>Person person = new Person();</text:p>
      <text:p text:style-name="P4"><text:s text:c="8"/>person.setName("Shreya");</text:p>
      <text:p text:style-name="P4"><text:s text:c="8"/>person.setAge(20);</text:p>
      <text:p text:style-name="P4"><text:s text:c="8"/>System.out.println("Name: " + person.getName());</text:p>
      <text:p text:style-name="P4"><text:s text:c="8"/>System.out.println("Age: " + person.getAge());</text:p>
      <text:p text:style-name="P4"><text:s text:c="4"/>}</text:p>
      <text:p text:style-name="P4">}</text:p>
      <text:p text:style-name="P7"/>
      <text:p text:style-name="P7">output:</text:p>
      <text:p text:style-name="P7">Name: Shreya</text:p>
      <text:p text:style-name="P7">Age: 20</text:p>
      <text:p text:style-name="P7"/>
      <text:p text:style-name="P7">=== Code Execution Successful ===</text:p>
      <text:p text:style-name="P7"/>
      <text:p text:style-name="P7"/>
      <text:p text:style-name="P13"/>
      <text:p text:style-name="P13"/>
      <text:p text:style-name="P13"/>
      <text:p text:style-name="P13"/>
      <text:p text:style-name="P13"/>
      <text:p text:style-name="P13">“this” Keyword:</text:p>
      <text:p text:style-name="P5"/>
      <text:p text:style-name="P5">public class Computer{</text:p>
      <text:p text:style-name="P5"><text:s text:c="4"/>class Processor{</text:p>
      <text:p text:style-name="P5"><text:s text:c="8"/>private String brand;</text:p>
      <text:p text:style-name="P5"><text:s text:c="8"/>private double speed;</text:p>
      <text:p text:style-name="P5"><text:s text:c="8"/>public Processor(String brand,double speed){</text:p>
      <text:p text:style-name="P5"><text:s text:c="12"/>this.brand=brand;</text:p>
      <text:p text:style-name="P5"><text:s text:c="12"/>this.speed=speed;</text:p>
      <text:p text:style-name="P5"><text:s text:c="12"/></text:p>
      <text:p text:style-name="P5"><text:s text:c="8"/>}</text:p>
      <text:p text:style-name="P5"><text:s text:c="8"/>public void display_details(){</text:p>
      <text:p text:style-name="P5"><text:s text:c="12"/>System.out.println("processor brand:" +brand);</text:p>
      <text:p text:style-name="P5"><text:s text:c="12"/>System.out.println("procesor speed:" +speed);</text:p>
      <text:p text:style-name="P5"><text:s text:c="8"/>}</text:p>
      <text:p text:style-name="P5"><text:s text:c="4"/>}</text:p>
      <text:p text:style-name="P5"><text:s text:c="4"/>public static void main(String[] args){</text:p>
      <text:p text:style-name="P5"><text:s text:c="8"/>Computer computer=new Computer();</text:p>
      <text:p text:style-name="P5"><text:s text:c="8"/>Computer.Processor processor=computer.new Processor("intel",3.5);</text:p>
      <text:p text:style-name="P5"><text:s text:c="8"/>processor.display_details();</text:p>
      <text:p text:style-name="P5"><text:s text:c="4"/>}</text:p>
      <text:p text:style-name="P5">}</text:p>
      <text:p text:style-name="P8">output:</text:p>
      <text:p text:style-name="P8"><text:s/>processor brand:intel</text:p>
      <text:p text:style-name="P8">procesor speed:3.5</text:p>
      <text:p text:style-name="P8"/>
      <text:p text:style-name="P8">=== Code Execution Successful ===</text:p>
      <text:p text:style-name="P8"><text:soft-page-break/></text:p>
      <text:p text:style-name="P14">Inheritance:</text:p>
      <text:p text:style-name="P6"/>
      <text:p text:style-name="P6">class employee{</text:p>
      <text:p text:style-name="P6"><text:s text:c="4"/>int salary=60000;</text:p>
      <text:p text:style-name="P6">}</text:p>
      <text:p text:style-name="P6">class engineer extends employee{</text:p>
      <text:p text:style-name="P6"><text:s text:c="4"/>int bonus=10000;</text:p>
      <text:p text:style-name="P6">}</text:p>
      <text:p text:style-name="P6">public class main{</text:p>
      <text:p text:style-name="P6"><text:s text:c="4"/>public static void main(String[] <text:s/>args){</text:p>
      <text:p text:style-name="P6"><text:s text:c="8"/>engineer e1=new engineer();</text:p>
      <text:p text:style-name="P6"><text:s text:c="8"/>System.out.println("salary = " +e1.salary );</text:p>
      <text:p text:style-name="P6"><text:s text:c="8"/>System.out.println("bonus = " +e1.bonus);</text:p>
      <text:p text:style-name="P6"><text:s text:c="4"/>}</text:p>
      <text:p text:style-name="P6">}</text:p>
      <text:p text:style-name="P10">output:</text:p>
      <text:p text:style-name="P10"><text:s/>salary = 60000</text:p>
      <text:p text:style-name="P10">bonus = 10000</text:p>
      <text:p text:style-name="P10"/>
      <text:p text:style-name="P10">=== Code Execution Successful ===</text:p>
      <text:p text:style-name="P10"/>
      <text:p text:style-name="P10"/>
      <text:p text:style-name="P15">Abstract Class:</text:p>
      <text:p text:style-name="P6"/>
      <text:p text:style-name="P2">abstract class Animal {</text:p>
      <text:p text:style-name="P2"><text:s text:c="2"/></text:p>
      <text:p text:style-name="P2"><text:s text:c="2"/>public abstract void animalSound();</text:p>
      <text:p text:style-name="P2"><text:s text:c="2"/>public void sleep() {</text:p>
      <text:p text:style-name="P2"><text:s text:c="4"/>System.out.println("Zzz");</text:p>
      <text:p text:style-name="P2"><text:s text:c="2"/>}</text:p>
      <text:p text:style-name="P2">}</text:p>
      <text:p text:style-name="P2">class Pig extends Animal {</text:p>
      <text:p text:style-name="P2"><text:s text:c="2"/>public void animalSound() {</text:p>
      <text:p text:style-name="P2"><text:s text:c="4"/>System.out.println("The pig says: wee wee");</text:p>
      <text:p text:style-name="P2"><text:s text:c="2"/>}</text:p>
      <text:p text:style-name="P2">}</text:p>
      <text:p text:style-name="P2"><text:s/>public class Main {</text:p>
      <text:p text:style-name="P2"><text:s text:c="2"/>public static void main(String[] args) {</text:p>
      <text:p text:style-name="P2"><text:s text:c="4"/>Pig myPig = new Pig(); </text:p>
      <text:p text:style-name="P2"><text:s text:c="4"/>myPig.animalSound();</text:p>
      <text:p text:style-name="P2"><text:s text:c="4"/>myPig.sleep();</text:p>
      <text:p text:style-name="P2"><text:s text:c="2"/>}</text:p>
      <text:p text:style-name="P2">}</text:p>
      <text:p text:style-name="P3">output:</text:p>
      <text:p text:style-name="P9">The pig says: wee wee</text:p>
      <text:p text:style-name="P9">Zzz</text:p>
      <text:p text:style-name="P9">=== Code Execution Successful ===</text:p>
      <text:p text:style-name="P8"><text:soft-page-break/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9T10:24:56.473654177</meta:creation-date>
    <dc:date>2024-09-19T11:57:05.195907562</dc:date>
    <meta:editing-duration>PT11M4S</meta:editing-duration>
    <meta:editing-cycles>1</meta:editing-cycles>
    <meta:document-statistic meta:table-count="0" meta:image-count="0" meta:object-count="0" meta:page-count="5" meta:paragraph-count="156" meta:word-count="382" meta:character-count="3297" meta:non-whitespace-character-count="2485"/>
    <meta:generator>LibreOffice/6.4.7.2$Linux_X86_64 LibreOffice_project/40$Build-2</meta:generator>
  </office:meta>
</office:document-meta>
</file>